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4.611cm" svg:y="-4.461cm"/>
          <draw:glue-point draw:id="6" svg:x="-4.63cm" svg:y="5cm"/>
          <draw:glue-point draw:id="7" svg:x="4.63cm" svg:y="5cm"/>
          <draw:glue-point draw:id="8" svg:x="4.648cm" svg:y="-4.474cm"/>
          <draw:glue-point draw:id="9" svg:x="5cm" svg:y="-5cm"/>
          <draw:glue-point draw:id="10" svg:x="-4.806cm" svg:y="-4.73cm"/>
          <draw:glue-point draw:id="11" svg:x="-4.62cm" svg:y="0.27cm"/>
          <draw:glue-point draw:id="12" svg:x="0cm" svg:y="5cm"/>
          <draw:glue-point draw:id="13" svg:x="4.639cm" svg:y="0.263cm"/>
          <draw:glue-point draw:id="14" svg:x="4.824cm" svg:y="-4.737cm"/>
          <draw:polyline draw:style-name="gr1" draw:layer="layout" svg:width="1.421cm" svg:height="2cm" svg:x="0cm" svg:y="0cm" svg:viewBox="0 0 1422 2001" draw:points="0,0 52,105 52,2001 1369,2001 1369,105 1422,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yan - beaker</dc:title>
    <meta:creation-date>2011-02-07T17:16:00</meta:creation-date>
    <meta:editing-duration>P0D</meta:editing-duration>
    <meta:editing-cycles>1</meta:editing-cycles>
    <meta:document-statistic meta:object-count="2"/>
    <meta:generator>OpenOffice.org/3.3$Linux OpenOffice.org_project/330m20$Build-9567</meta:generator>
  </office:meta>
</office:document-meta>
</file>